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fo:background-color="#e6ff00"/>
    </style:style>
    <style:style style:name="ce3" style:family="table-cell" style:parent-style-name="Default">
      <style:table-cell-properties fo:background-color="#ff3366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00ff00" fo:border="0.06pt solid #000000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0047ff" fo:border="0.06pt solid #000000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Semaine 1 :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Création page html ( Home /Règlement/ Inscription)</text:p>
          </table:table-cell>
          <table:table-cell table:style-name="ce1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Création page de la vue graphiqu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Semaine 2 :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Connexion base de données ( Inscription / Connexion)</text:p>
          </table:table-cell>
          <table:table-cell table:style-name="ce1"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Affichage des premiers bâtiments pour la vill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Semaine 3 :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Gestion du budget </text:p>
          </table:table-cell>
          <table:table-cell table:style-name="ce2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Sauvegarde ville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Semaine 4 :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4" office:value-type="string" calcext:value-type="string">
            <text:p>Ajout d'autres bâtiments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Semaine 5 :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 calcext:value-type="string">
            <text:p>Connexion multijoueur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Semaine 6 :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4" office:value-type="string" calcext:value-type="string">
            <text:p>Ajout du chat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Semaine 7 :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4" office:value-type="string" calcext:value-type="string">
            <text:p>Peaufinage</text:p>
          </table:table-cell>
          <table:table-cell table:style-name="ce4" table:number-columns-repeated="1019"/>
        </table:table-row>
        <table:table-row table:style-name="ro1">
          <table:table-cell table:style-name="ce3"/>
          <table:table-cell table:style-name="ce3" office:value-type="string" calcext:value-type="string">
            <text:p>Ajout de fonctionnalité</text:p>
          </table:table-cell>
          <table:table-cell table:style-name="ce3" table:number-columns-repeated="1019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égende :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Difficulté normal :</text:p>
          </table:table-cell>
          <table:table-cell table:style-name="ce6"/>
          <table:table-cell table:number-columns-repeated="1016"/>
        </table:table-row>
        <table:table-row table:style-name="ro1">
          <table:table-cell table:number-columns-repeated="3"/>
          <table:table-cell table:style-name="ce5" office:value-type="string" calcext:value-type="string">
            <text:p>Difficulté moyenne :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3"/>
          <table:table-cell table:style-name="ce5" office:value-type="string" calcext:value-type="string">
            <text:p>Difficulté Difficile :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3"/>
          <table:table-cell table:style-name="ce5" office:value-type="string" calcext:value-type="string">
            <text:p>Fini</text:p>
          </table:table-cell>
          <table:table-cell table:style-name="ce9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</meta:initial-creator>
    <meta:creation-date>2016-05-14T18:13:26.304879842</meta:creation-date>
    <dc:date>2016-05-14T18:30:40.070178733</dc:date>
    <dc:creator>benjamin </dc:creator>
    <meta:editing-duration>PT1M53S</meta:editing-duration>
    <meta:editing-cycles>1</meta:editing-cycles>
    <meta:document-statistic meta:table-count="1" meta:cell-count="23" meta:object-count="0"/>
    <meta:generator>LibreOffice/4.2.8.2$Linux_x86 LibreOffice_project/420m0$Build-2</meta:generator>
  </office:meta>
</office:document-meta>
</file>